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text:span></text:p>
      <text:p text:style-name="P1"><text:span text:style-name="T1">3.1 Identify notifiable diseases </text:span></text:p>
      <text:p text:style-name="P1"><text:span text:style-name="T1">Bibliography: </text:span></text:p>
      <text:p text:style-name="P1"><text:a xlink:href="http://www.nhs.uk/conditions/Hepatitis/Pages/Introduction.aspx"><text:span text:style-name="T2">http://www.nhs.uk/conditions/Hepatitis/Pages/Introduction.aspx</text:span></text:a><text:span text:style-name="T3"/></text:p>
      <text:p text:style-name="P1"><text:a xlink:href="https://en.wikipedia.org/wiki/Anthrax"><text:span text:style-name="T4">https://en.wikipedia.org/wiki/Anthrax</text:span></text:a><text:span text:style-name="T5"/></text:p>
      <text:p text:style-name="P1"><text:a xlink:href="http://www.nhs.uk/conditions/diphtheria/pages/introduction.aspx"><text:span text:style-name="T6">http://www.nhs.uk/conditions/diphtheria/pages/introduction.aspx</text:span></text:a><text:span text:style-name="T7"/></text:p>
      <text:p text:style-name="P1"><text:a xlink:href="https://en.wikipedia.org/wiki/Leprosy"><text:span text:style-name="T8">https://en.wikipedia.org/wiki/Leprosy</text:span></text:a><text:span text:style-name="T9"/></text:p>
      <text:p text:style-name="P1"><text:span text:style-name="T10">Notifiable diseases is a illness that is required by law to be reported to the public health offices to make sure that they are recorded and being looked at, they also need to make sure that they don't spread to othe places and to make sure that it is being kept under control. </text:span></text:p>
      <text:p text:style-name="P1"><text:span text:style-name="T10">The first notifiable disease that I will talking about is acute infectious hepatitis, this disease affects the liver, in the most serious cases some children may lose liver function. However not all types of<text:s text:c="2"/>hepatitis can affect the lungs, in fact there is a certain type that can infect the child but can still get over it without leaving any lasting damage to the child. Anthrax is a disease that is very lethal if transmitted through contact with infected meat. Anthrax is caught in animals that eat grass and pick up the spores that are in the grass/leafs that they eat; the disease affects the skin, causing skin lesions and reactions that make the muscels swell up to 10 times their size. Anthrax effects the gastrointestinal system; meaning that they will vomiting blood, severe diarrhea and loss of appetite and other symptoms that cause the child harm and make them very uncomfortable. </text:span></text:p>
      <text:p text:style-name="P1"><text:span text:style-name="T10">diphtheria can be fatal if the child with it does not get treated in time, this disease affects the nose,throat and sometime the skin. The person suffering will also have a high temprature and loss of apitite; however children will be vaccinatied against diphtheria while they are having their childhood vaxinations. The vaxination programme has been very successful. Since 2010, there have been only 20 recorded cases of diphtheria in England and Wales, and one death. Diphtheria is a notifiable disease, which means that if a doctor diagnoses the condition, they must tell the local authority, therefore making it a notifiable disease. </text:span></text:p>
      <text:p text:style-name="P1"><text:span text:style-name="T10">Leprosy is a bacterial infection that is mostly found in third world countries where it is easier for them to catch it. Leprosy can be caught through contact with someone that already has the disease but however it is not as contagious than other people believe. The infected person may also have poor eyesight and their skin will be numb in quite large patches. </text:span></text:p>
      <text:p text:style-name="P1"><text:span text:style-name="T10">Ashleigh White</text:span></text:p>
      <text:p text:style-name="P1"><text:span text:style-name="T11">Unit 4: child health</text:span></text:p>
      <text:p text:style-name="P1"><text:span text:style-name="T11">3.2 Describe the process for process for reporting notifiable diseases, injury and fatality.</text:span></text:p>
      <text:p text:style-name="P1"><text:span text:style-name="T11">If there is a notifiable desease within the setting the practitiner needs to make sure that the local health protection agency has been contacted and that they follow their advice, then the practitioner needs to record the incident in the accident/ emergancy book so that other practitoners are aware of what steps they have taken and know where to follow it on if they need to. They must also make sure that they tell the other practitioners so that they are aware of what to look out for when they are looking after the children; this is also why they need record it in the accident book. The practitioners also need to make sure that they ensure confidentuality within the setting as this is very important, however they should also make sure that they warn parents and carers that there is a notifiable disease within the setting and that they should take care and make sure that they are aware of the risk of bringing their child into the setting. After 14 days OFSTED must be informed so that they aware of the situation and can decide what they are going to do next. If a child dies as a result of this notifiable disease then RIDDOR must be informed so that they can carry out an investigation because they need to determine if the right steps where taken and if there was something more tht the practitioner should have done.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